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/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niterY</text:p>
          </table:table-cell>
          <table:table-cell office:value-type="string" calcext:value-type="string">
            <text:p>?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28.2842712474619" calcext:value-type="float">
            <text:p>28.2842712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X</text:p>
          </table:table-cell>
          <table:table-cell table:formula="of:=([.E8]*COS([.E5]))+[.B5]" office:value-type="float" office:value="78.2842712474619" calcext:value-type="float">
            <text:p>78.284271247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interY</text:p>
          </table:table-cell>
          <table:table-cell table:formula="of:=([.E9]*SIN([.E5]))+[.B6]" office:value-type="float" office:value="50" calcext:value-type="float">
            <text:p>50</text:p>
          </table:table-cell>
          <table:table-cell/>
        </table:table-row>
      </table:table>
      <table:table table:name="calc" table:style-name="ta1">
        <table:shapes>
          <draw:frame draw:z-index="0" draw:style-name="gr1" draw:text-style-name="P1" svg:width="13.904cm" svg:height="13.642cm" svg:x="15.753cm" svg:y="0.16cm">
            <draw:object draw:notify-on-update-of-ranges="Graph.B8:Graph.B8 Graph.C8:Graph.C8 Graph.B2:Graph.B3 Graph.C2:Graph.C3 Graph.B3:Graph.B7 Graph.C3:Graph.C7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.66666666666667" calcext:value-type="float">
            <text:p>2 2/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6]*[Child.E4]" office:value-type="float" office:value="4.71238898038469" calcext:value-type="float">
            <text:p>4.712388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-1) * ParentCornerAngle))) + parentX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-1) * ParentCornerAngle))) + parentY" office:value-type="float" office:value="21.7157287525381" calcext:value-type="float">
            <text:p>21.7157287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) *ParentCornerAngle))) +parentX" office:value-type="float" office:value="78.2842712474619" calcext:value-type="float">
            <text:p>78.2842712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) *ParentCornerAngle)) + parentY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[Parent.E7]" office:value-type="float" office:value="1.5707963267949" calcext:value-type="float">
            <text:p>1.5707963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[.B7]*[.C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[.C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AND        ([.B4] &lt;= [.B19])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formula="of:=IF(   onCorner=1   ;   ParentWidth   ;   ParentWidth - ((ParentWidth*PAFF)  -  (childWidth*CAFF))    )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radius</text:p>
          </table:table-cell>
          <table:table-cell table:formula="of:=SQRT((([Parent.$E$8]^2)+([.$B$24]^2)) - (2 * [Parent.$E$8] * [.$B$24] * COS(180/ParentFaces)))" office:value-type="float" office:value="34.8041955815941" calcext:value-type="float">
            <text:p>34.8041955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360/ParentFaces)*MIN([.B24];parentRadius))/[.B25])" office:value-type="float" office:value="0.813248045077374" calcext:value-type="float">
            <text:p>0.8132480451</text:p>
          </table:table-cell>
          <table:table-cell table:formula="of:=DEGREES([.B26])" office:value-type="float" office:value="46.5956806801984" calcext:value-type="float">
            <text:p>46.5956806802</text:p>
          </table:table-cell>
          <table:table-cell/>
        </table:table-row>
        <table:table-row table:style-name="ro1">
          <table:table-cell office:value-type="string" calcext:value-type="string">
            <text:p>big angle</text:p>
          </table:table-cell>
          <table:table-cell table:formula="of:=RADIANS([.C27])" office:value-type="float" office:value="1.54294644511497" calcext:value-type="float">
            <text:p>1.5429464451</text:p>
          </table:table-cell>
          <table:table-cell table:formula="of:=180 - (180/ParentFaces) - [.C26]" office:value-type="float" office:value="88.4043193198016" calcext:value-type="float">
            <text:p>88.4043193198</text:p>
          </table:table-cell>
          <table:table-cell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([Parent.B3]/2);[.B26];[.B27])" office:value-type="float" office:value="1.54294644511497" calcext:value-type="float">
            <text:p>1.5429464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(PAFF-1)*((2*PI())/ParentFaces))" office:value-type="float" office:value="-0.0278498816799253" calcext:value-type="float">
            <text:p>-0.0278498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84.7906991100611" calcext:value-type="float">
            <text:p>84.7906991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49.0308325660388" calcext:value-type="float">
            <text:p>49.030832566</text:p>
          </table:table-cell>
          <table:table-cell table:number-columns-repeated="2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8:Graph.B8 Graph.C8:Graph.C8 Graph.B2:Graph.B3 Graph.C2:Graph.C3 Graph.B3:Graph.B7 Graph.C3:Graph.C7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2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2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3]) * ParentInternalAngle))) + parentX" office:value-type="float" office:value="50" calcext:value-type="float">
            <text:p>50</text:p>
          </table:table-cell>
          <table:table-cell table:formula="of:=([Parent.$E$8]*SIN(parentRadians + ((PAFF+[.D3]) *ParentInternalAngle))) + parentY" office:value-type="float" office:value="78.2842712474619" calcext:value-type="float">
            <text:p>78.2842712475</text:p>
          </table:table-cell>
          <table:table-cell table:formula="of:=[.D2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4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4]) *ParentInternalAngle))) + parentY" office:value-type="float" office:value="50" calcext:value-type="float">
            <text:p>50</text:p>
          </table:table-cell>
          <table:table-cell table:formula="of:=[.D3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5]) * ParentInternalAngle))) + parentX" office:value-type="float" office:value="50" calcext:value-type="float">
            <text:p>50</text:p>
          </table:table-cell>
          <table:table-cell table:formula="of:=([Parent.$E$8]*SIN(parentRadians + ((PAFF+[.D5]) *ParentInternalAngle))) + parentY" office:value-type="float" office:value="21.7157287525381" calcext:value-type="float">
            <text:p>21.7157287525</text:p>
          </table:table-cell>
          <table:table-cell table:formula="of:=[.D4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6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6]) *ParentInternalAngle))) + parentY" office:value-type="float" office:value="50" calcext:value-type="float">
            <text:p>50</text:p>
          </table:table-cell>
          <table:table-cell table:formula="of:=[.D5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7]) * ParentInternalAngle))) + parentX" office:value-type="float" office:value="50" calcext:value-type="float">
            <text:p>50</text:p>
          </table:table-cell>
          <table:table-cell table:formula="of:=([Parent.$E$8]*SIN(parentRadians + ((PAFF+[.D7]) *ParentInternalAngle))) + parentY" office:value-type="float" office:value="78.2842712474619" calcext:value-type="float">
            <text:p>78.2842712475</text:p>
          </table:table-cell>
          <table:table-cell table:formula="of:=[.D6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84.7906991100611" calcext:value-type="float">
            <text:p>84.7906991101</text:p>
          </table:table-cell>
          <table:table-cell table:formula="of:=[calc.B31]" office:value-type="float" office:value="49.0308325660388" calcext:value-type="float">
            <text:p>49.030832566</text:p>
          </table:table-cell>
          <table:table-cell/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0/00/0000</text:date>, <text:time style:data-style-name="N2" text:time-value="12:59:45.722551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18T13:55:41.894912594</dc:date>
    <meta:editing-duration>PT5H40M13S</meta:editing-duration>
    <meta:editing-cycles>25</meta:editing-cycles>
    <meta:generator>LibreOffice/4.2.8.2$Linux_X86_64 LibreOffice_project/420m0$Build-2</meta:generator>
    <meta:document-statistic meta:table-count="5" meta:cell-count="3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7906991100611">
                <text:p>84.7906991100611</text:p>
                <draw:g>
                  <svg:desc>Graph.B8:Graph.B8</svg:desc>
                </draw:g>
              </table:table-cell>
              <table:table-cell office:value-type="float" office:value="49.0308325660388">
                <text:p>49.0308325660388</text:p>
                <draw:g>
                  <svg:desc>Graph.C8:Graph.C8</svg:desc>
                </draw:g>
              </table:table-cell>
              <table:table-cell office:value-type="float" office:value="78.2842712474619">
                <text:p>78.2842712474619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Graph.B3:Graph.B7</svg:desc>
                </draw:g>
              </table:table-cell>
              <table:table-cell office:value-type="float" office:value="78.2842712474619">
                <text:p>78.2842712474619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8:Graph.C8 Graph.C2:Graph.C7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8:Graph.C8" chart:class="chart:scatter">
            <chart:domain table:cell-range-address="Graph.B8:Graph.B8"/>
            <chart:data-point/>
          </chart:series>
          <chart:series chart:style-name="ch7" chart:values-cell-range-address="Graph.C2:Graph.C3" chart:class="chart:scatter">
            <chart:domain table:cell-range-address="Graph.B2:Graph.B3"/>
            <chart:data-point chart:repeated="2"/>
          </chart:series>
          <chart:series chart:style-name="ch8" chart:values-cell-range-address="Graph.C3:Graph.C7" chart:class="chart:scatter">
            <chart:domain table:cell-range-address="Graph.B3:Graph.B7"/>
            <chart:data-point chart:repeated="5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.7906991100611">
                <text:p>84.7906991100611</text:p>
                <draw:g>
                  <svg:desc>Graph.B8:Graph.B8</svg:desc>
                </draw:g>
              </table:table-cell>
              <table:table-cell office:value-type="float" office:value="49.0308325660388">
                <text:p>49.0308325660388</text:p>
                <draw:g>
                  <svg:desc>Graph.C8:Graph.C8</svg:desc>
                </draw:g>
              </table:table-cell>
              <table:table-cell office:value-type="float" office:value="78.2842712474619">
                <text:p>78.2842712474619</text:p>
                <draw:g>
                  <svg:desc>Graph.B2:Graph.B3</svg:desc>
                </draw:g>
              </table:table-cell>
              <table:table-cell office:value-type="float" office:value="50">
                <text:p>50</text:p>
                <draw:g>
                  <svg:desc>Graph.C2:Graph.C3</svg:desc>
                </draw:g>
              </table:table-cell>
              <table:table-cell office:value-type="float" office:value="50">
                <text:p>50</text:p>
                <draw:g>
                  <svg:desc>Graph.B3:Graph.B7</svg:desc>
                </draw:g>
              </table:table-cell>
              <table:table-cell office:value-type="float" office:value="78.2842712474619">
                <text:p>78.2842712474619</text:p>
                <draw:g>
                  <svg:desc>Graph.C3:Graph.C7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